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19.723858">
            <text:p>19.723858</text:p>
          </table:table-cell>
          <table:table-cell office:value-type="float" office:value="-19.723858">
            <text:p>-19.723858</text:p>
          </table:table-cell>
          <table:table-cell office:value-type="float" office:value="-7.633356">
            <text:p>-7.633356</text:p>
          </table:table-cell>
          <table:table-cell office:value-type="float" office:value="10.488993">
            <text:p>10.488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0.257801">
            <text:p>20.257801</text:p>
          </table:table-cell>
          <table:table-cell office:value-type="float" office:value="-20.257801">
            <text:p>-20.257801</text:p>
          </table:table-cell>
          <table:table-cell office:value-type="float" office:value="-7.686217">
            <text:p>-7.686217</text:p>
          </table:table-cell>
          <table:table-cell office:value-type="float" office:value="11.097362">
            <text:p>11.0973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19.02215">
            <text:p>19.02215</text:p>
          </table:table-cell>
          <table:table-cell office:value-type="float" office:value="-19.02215">
            <text:p>-19.02215</text:p>
          </table:table-cell>
          <table:table-cell office:value-type="float" office:value="-9.485777">
            <text:p>-9.485777</text:p>
          </table:table-cell>
          <table:table-cell office:value-type="float" office:value="8.187222">
            <text:p>8.187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0.284048">
            <text:p>20.284048</text:p>
          </table:table-cell>
          <table:table-cell office:value-type="float" office:value="-20.284048">
            <text:p>-20.284048</text:p>
          </table:table-cell>
          <table:table-cell office:value-type="float" office:value="-8.764067">
            <text:p>-8.764067</text:p>
          </table:table-cell>
          <table:table-cell office:value-type="float" office:value="10.29312">
            <text:p>10.293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0.834112">
            <text:p>20.834112</text:p>
          </table:table-cell>
          <table:table-cell office:value-type="float" office:value="-20.834112">
            <text:p>-20.834112</text:p>
          </table:table-cell>
          <table:table-cell office:value-type="float" office:value="-8.729681">
            <text:p>-8.729681</text:p>
          </table:table-cell>
          <table:table-cell office:value-type="float" office:value="10.996536">
            <text:p>10.996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0.339283">
            <text:p>20.339283</text:p>
          </table:table-cell>
          <table:table-cell office:value-type="float" office:value="-20.339283">
            <text:p>-20.339283</text:p>
          </table:table-cell>
          <table:table-cell office:value-type="float" office:value="-9.714926">
            <text:p>-9.714926</text:p>
          </table:table-cell>
          <table:table-cell office:value-type="float" office:value="9.631578">
            <text:p>9.631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1.220282">
            <text:p>21.220282</text:p>
          </table:table-cell>
          <table:table-cell office:value-type="float" office:value="-21.220282">
            <text:p>-21.220282</text:p>
          </table:table-cell>
          <table:table-cell office:value-type="float" office:value="-9.298358">
            <text:p>-9.298358</text:p>
          </table:table-cell>
          <table:table-cell office:value-type="float" office:value="11.039914">
            <text:p>11.039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19.018618">
            <text:p>19.018618</text:p>
          </table:table-cell>
          <table:table-cell office:value-type="float" office:value="-19.018618">
            <text:p>-19.018618</text:p>
          </table:table-cell>
          <table:table-cell office:value-type="float" office:value="-11.937789">
            <text:p>-11.937789</text:p>
          </table:table-cell>
          <table:table-cell office:value-type="float" office:value="6.304762">
            <text:p>6.3047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1.127708">
            <text:p>21.127708</text:p>
          </table:table-cell>
          <table:table-cell office:value-type="float" office:value="-21.127708">
            <text:p>-21.127708</text:p>
          </table:table-cell>
          <table:table-cell office:value-type="float" office:value="-10.239155">
            <text:p>-10.239155</text:p>
          </table:table-cell>
          <table:table-cell office:value-type="float" office:value="10.213156">
            <text:p>10.213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0.199032">
            <text:p>20.199032</text:p>
          </table:table-cell>
          <table:table-cell office:value-type="float" office:value="-20.199032">
            <text:p>-20.199032</text:p>
          </table:table-cell>
          <table:table-cell office:value-type="float" office:value="-11.550373">
            <text:p>-11.550373</text:p>
          </table:table-cell>
          <table:table-cell office:value-type="float" office:value="8.068229">
            <text:p>8.068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1.622787">
            <text:p>21.622787</text:p>
          </table:table-cell>
          <table:table-cell office:value-type="float" office:value="-21.622787">
            <text:p>-21.622787</text:p>
          </table:table-cell>
          <table:table-cell office:value-type="float" office:value="-10.48068">
            <text:p>-10.48068</text:p>
          </table:table-cell>
          <table:table-cell office:value-type="float" office:value="10.650552">
            <text:p>10.650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2.338602">
            <text:p>22.338602</text:p>
          </table:table-cell>
          <table:table-cell office:value-type="float" office:value="-22.338602">
            <text:p>-22.338602</text:p>
          </table:table-cell>
          <table:table-cell office:value-type="float" office:value="-10.089925">
            <text:p>-10.089925</text:p>
          </table:table-cell>
          <table:table-cell office:value-type="float" office:value="11.839529">
            <text:p>11.839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0.403267">
            <text:p>20.403267</text:p>
          </table:table-cell>
          <table:table-cell office:value-type="float" office:value="-20.403267">
            <text:p>-20.403267</text:p>
          </table:table-cell>
          <table:table-cell office:value-type="float" office:value="-12.320833">
            <text:p>-12.320833</text:p>
          </table:table-cell>
          <table:table-cell office:value-type="float" office:value="7.748889">
            <text:p>7.7488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19.901989">
            <text:p>19.901989</text:p>
          </table:table-cell>
          <table:table-cell office:value-type="float" office:value="-19.901989">
            <text:p>-19.901989</text:p>
          </table:table-cell>
          <table:table-cell office:value-type="float" office:value="-13.087762">
            <text:p>-13.087762</text:p>
          </table:table-cell>
          <table:table-cell office:value-type="float" office:value="6.549173">
            <text:p>6.549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2.168968">
            <text:p>22.168968</text:p>
          </table:table-cell>
          <table:table-cell office:value-type="float" office:value="-22.168968">
            <text:p>-22.168968</text:p>
          </table:table-cell>
          <table:table-cell office:value-type="float" office:value="-11.056119">
            <text:p>-11.056119</text:p>
          </table:table-cell>
          <table:table-cell office:value-type="float" office:value="10.908894">
            <text:p>10.908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/DEBUG</text:p>
          </table:table-cell>
          <table:table-cell office:value-type="string">
            <text:p>(.GalaxyCarActivity)(</text:p>
          </table:table-cell>
          <table:table-cell office:value-type="string">
            <text:p>5934):</text:p>
          </table:table-cell>
          <table:table-cell office:value-type="string">
            <text:p>toGraphView</text:p>
          </table:table-cell>
          <table:table-cell office:value-type="string">
            <text:p>:</text:p>
          </table:table-cell>
          <table:table-cell office:value-type="float" office:value="20.942223">
            <text:p>20.942223</text:p>
          </table:table-cell>
          <table:table-cell office:value-type="float" office:value="-20.942223">
            <text:p>-20.942223</text:p>
          </table:table-cell>
          <table:table-cell office:value-type="float" office:value="-12.487534">
            <text:p>-12.487534</text:p>
          </table:table-cell>
          <table:table-cell office:value-type="float" office:value="8.30419">
            <text:p>8.30419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2/24/2012</text:date>, <text:time>03:3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4T01:34:50</meta:creation-date>
    <dc:date>2012-02-24T03:37:22</dc:date>
    <meta:editing-duration>PT1H47M22S</meta:editing-duration>
    <meta:editing-cycles>1</meta:editing-cycles>
    <meta:document-statistic meta:table-count="3" meta:cell-count="160" meta:object-count="0"/>
    <meta:generator>LibreOffice/3.4$Unix LibreOffice_project/340m1$Build-502</meta:generator>
  </office:meta>
</office:document-meta>
</file>